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36000000CE2697EF2AA4BD281B.jpg" manifest:media-type="image/jpeg"/>
  <manifest:file-entry manifest:full-path="Pictures/10000000000005BC00000102732C60BB274BF49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text-properties style:font-name="Liberation Serif1" fo:font-size="6pt" style:font-size-asian="5.25pt" style:font-name-complex="Liberation Serif1" style:font-size-complex="6pt"/>
    </style:style>
    <style:style style:name="P4" style:family="paragraph" style:parent-style-name="Standard">
      <style:paragraph-properties fo:line-height="115%"/>
      <style:text-properties style:font-name="Liberation Serif1" fo:font-size="6pt" style:font-size-asian="5.25pt" style:font-name-complex="Liberation Serif1" style:font-size-complex="6pt"/>
    </style:style>
    <style:style style:name="P5" style:family="paragraph" style:parent-style-name="Standard">
      <style:paragraph-properties fo:line-height="115%"/>
      <style:text-properties style:font-name="Liberation Serif1" fo:font-size="6pt" fo:font-weight="normal" officeooo:rsid="002f5e13" officeooo:paragraph-rsid="0073606d" style:font-size-asian="5.25pt" style:font-weight-asian="normal" style:font-name-complex="Liberation Serif1" style:font-size-complex="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size="8pt" fo:font-weight="bold" style:font-size-asian="7pt" style:font-weight-asian="bold" style:font-name-complex="Liberation Serif1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8pt" fo:font-weight="bold" style:font-size-asian="7pt" style:font-weight-asian="bold" style:font-name-complex="Liberation Serif1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P9" style:family="paragraph" style:parent-style-name="Standard">
      <style:text-properties style:font-name="Liberation Serif1" officeooo:paragraph-rsid="0073606d" style:font-name-complex="Liberation Serif1"/>
    </style:style>
    <style:style style:name="P10" style:family="paragraph" style:parent-style-name="Standard">
      <style:text-properties style:font-name="Liberation Serif1" officeooo:paragraph-rsid="0076fea2" style:font-name-complex="Liberation Serif1"/>
    </style:style>
    <style:style style:name="P11" style:family="paragraph" style:parent-style-name="Standard">
      <style:text-properties officeooo:paragraph-rsid="001c1bb6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734bdc" style:font-size-asian="12pt" style:language-asian="zxx" style:country-asian="none" style:font-weight-asian="bold" style:font-name-complex="Liberation Serif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bold" officeooo:rsid="00405692" officeooo:paragraph-rsid="0074d697" style:font-name-asian="Liberation Serif1" style:font-size-asian="12pt" style:font-weight-asian="bold" style:font-name-complex="Liberation Serif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fo:font-weight="normal" officeooo:paragraph-rsid="0076fea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officeooo:paragraph-rsid="0076fea2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734bdc" style:font-size-asian="10pt" style:language-asian="zxx" style:country-asian="none" style:font-weight-asian="bold" style:font-name-complex="Liberation Serif" style:font-size-complex="10pt" style:font-weight-complex="bold"/>
    </style:style>
    <style:style style:name="P18" style:family="paragraph" style:parent-style-name="Standard">
      <style:text-properties officeooo:paragraph-rsid="00734bdc"/>
    </style:style>
    <style:style style:name="P19" style:family="paragraph" style:parent-style-name="Standard">
      <style:text-properties officeooo:paragraph-rsid="0073606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361b49" officeooo:paragraph-rsid="00750ed0" style:font-name-asian="Liberation Serif1" style:font-size-asian="12pt" style:font-weight-asian="normal" style:font-name-complex="Liberation Serif1" style:font-size-complex="12pt" style:font-weight-complex="normal"/>
    </style:style>
    <style:style style:name="P22" style:family="paragraph" style:parent-style-name="Standard">
      <style:text-properties officeooo:paragraph-rsid="0076fea2"/>
    </style:style>
    <style:style style:name="P23" style:family="paragraph" style:parent-style-name="Standard">
      <style:paragraph-properties fo:line-height="115%"/>
      <style:text-properties officeooo:paragraph-rsid="0076fea2"/>
    </style:style>
    <style:style style:name="P24" style:family="paragraph" style:parent-style-name="Standard">
      <style:text-properties style:use-window-font-color="true" style:font-name="Liberation Serif1" fo:font-size="12pt" fo:language="pt" fo:country="BR" officeooo:rsid="001cf035" officeooo:paragraph-rsid="005ed53f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P25" style:family="paragraph" style:parent-style-name="Standard">
      <style:paragraph-properties fo:line-height="115%" fo:text-align="justify" style:justify-single-word="false"/>
      <style:text-properties style:use-window-font-color="true" style:font-name="Liberation Serif1" fo:font-size="11.5pt" fo:language="pt" fo:country="BR" fo:font-weight="normal" officeooo:rsid="002f5e13" officeooo:paragraph-rsid="0076fea2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use-window-font-color="true" style:font-name="Liberation Serif1" fo:font-size="6pt" fo:language="pt" fo:country="BR" fo:font-weight="normal" officeooo:rsid="002f5e13" officeooo:paragraph-rsid="0076fea2" style:font-name-asian="Times New Roman" style:font-size-asian="5.25pt" style:language-asian="zh" style:country-asian="CN" style:font-weight-asian="normal" style:font-name-complex="Liberation Serif1" style:font-size-complex="6pt" style:language-complex="ar" style:country-complex="SA" style:font-weight-complex="normal"/>
    </style:style>
    <style:style style:name="P27" style:family="paragraph" style:parent-style-name="Standard">
      <style:paragraph-properties fo:line-height="115%"/>
      <style:text-properties officeooo:rsid="002f5e13" officeooo:paragraph-rsid="0076fea2"/>
    </style:style>
    <style:style style:name="P28" style:family="paragraph" style:parent-style-name="Standard">
      <style:text-properties officeooo:paragraph-rsid="0074d697"/>
    </style:style>
    <style:style style:name="P29" style:family="paragraph" style:parent-style-name="Footer">
      <style:text-properties fo:language="none" fo:country="none" style:language-asian="none" style:country-asian="none"/>
    </style:style>
    <style:style style:name="P30" style:family="paragraph" style:parent-style-name="Standard">
      <style:text-properties style:font-name="Liberation Serif1" fo:font-size="6pt" officeooo:paragraph-rsid="001c1bb6" style:font-size-asian="5.25pt" style:font-name-complex="Liberation Serif1" style:font-size-complex="6pt"/>
    </style:style>
    <style:style style:name="P31" style:family="paragraph" style:parent-style-name="Standard">
      <style:paragraph-properties fo:text-align="center" style:justify-single-word="false"/>
      <style:text-properties style:font-name="Liberation Serif1" fo:font-size="11pt" fo:font-weight="bold" officeooo:rsid="003cfb45" officeooo:paragraph-rsid="0076fea2" style:font-name-asian="Liberation Serif1" style:font-size-asian="11pt" style:font-weight-asian="bold" style:font-name-complex="Liberation Serif1" style:font-size-complex="11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use-window-font-color="true" style:font-name="Liberation Serif1" fo:font-size="11.5pt" fo:language="pt" fo:country="BR" fo:font-weight="normal" officeooo:rsid="002f5e13" officeooo:paragraph-rsid="0079e280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P33" style:family="paragraph" style:parent-style-name="Standard">
      <style:text-properties officeooo:paragraph-rsid="007a6b99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size="6pt" fo:font-weight="bold" style:font-size-asian="5.25pt" style:font-weight-asian="bold" style:font-name-complex="Liberation Serif1" style:font-size-complex="6pt" style:font-weight-complex="bold"/>
    </style:style>
    <style:style style:name="P35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style:font-name="Liberation Serif1" officeooo:rsid="00518e58" style:font-name-complex="Liberation Serif1"/>
    </style:style>
    <style:style style:name="T3" style:family="text">
      <style:text-properties style:font-name="Liberation Serif1" officeooo:rsid="0076fea2" style:font-name-complex="Liberation Serif1"/>
    </style:style>
    <style:style style:name="T4" style:family="text">
      <style:text-properties style:font-name="Liberation Serif1" officeooo:rsid="001cf035" style:font-name-complex="Liberation Serif1"/>
    </style:style>
    <style:style style:name="T5" style:family="text">
      <style:text-properties style:font-name="Liberation Serif1" officeooo:rsid="003af7aa" style:font-name-complex="Liberation Serif1"/>
    </style:style>
    <style:style style:name="T6" style:family="text">
      <style:text-properties style:font-name="Liberation Serif1" fo:font-weight="bold" style:font-weight-asian="bold" style:font-name-complex="Liberation Serif1" style:font-weight-complex="bold"/>
    </style:style>
    <style:style style:name="T7" style:family="text">
      <style:text-properties style:use-window-font-color="true" style:font-name="Liberation Serif1" fo:font-size="12pt" fo:language="pt" fo:country="BR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8" style:family="text">
      <style:text-properties style:use-window-font-color="true" style:font-name="Liberation Serif1" fo:font-size="12pt" fo:language="pt" fo:country="BR" officeooo:rsid="0020015d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9" style:family="text">
      <style:text-properties style:use-window-font-color="true" style:font-name="Liberation Serif1" fo:font-size="12pt" fo:language="pt" fo:country="BR" officeooo:rsid="0025d396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10" style:family="text">
      <style:text-properties style:use-window-font-color="true" style:font-name="Liberation Serif1" fo:font-size="12pt" fo:language="pt" fo:country="BR" officeooo:rsid="000bf6a7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11" style:family="text">
      <style:text-properties style:use-window-font-color="true" style:font-name="Liberation Serif1" fo:font-size="11.5pt" fo:language="pt" fo:country="BR" fo:font-weight="normal" officeooo:rsid="00734bdc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T12" style:family="text">
      <style:text-properties style:use-window-font-color="true" fo:font-size="12pt" fo:language="pt" fo:country="BR" officeooo:rsid="001cf035" style:font-name-asian="Times New Roman" style:font-size-asian="12pt" style:language-asian="zh" style:country-asian="CN" style:font-size-complex="12pt" style:language-complex="ar" style:country-complex="SA"/>
    </style:style>
    <style:style style:name="T13" style:family="text">
      <style:text-properties officeooo:rsid="00487280"/>
    </style:style>
    <style:style style:name="T14" style:family="text">
      <style:text-properties fo:font-weight="bold" style:font-name-asian="Liberation Serif1" style:font-weight-asian="bold" style:font-name-complex="Liberation Serif1" style:font-weight-complex="bold"/>
    </style:style>
    <style:style style:name="T15" style:family="text">
      <style:text-properties fo:font-weight="bold" officeooo:rsid="001db928" style:font-name-asian="Liberation Serif1" style:font-weight-asian="bold" style:font-name-complex="Liberation Serif1" style:font-weight-complex="bold"/>
    </style:style>
    <style:style style:name="T16" style:family="text">
      <style:text-properties fo:font-weight="bold" officeooo:rsid="0032343b" style:font-name-asian="Liberation Serif1" style:font-weight-asian="bold" style:font-name-complex="Liberation Serif1" style:font-weight-complex="bold"/>
    </style:style>
    <style:style style:name="T17" style:family="text">
      <style:text-properties officeooo:rsid="0034ebe8"/>
    </style:style>
    <style:style style:name="T18" style:family="text">
      <style:text-properties style:font-name-asian="Liberation Serif1" style:font-name-complex="Liberation Serif1"/>
    </style:style>
    <style:style style:name="T19" style:family="text">
      <style:text-properties officeooo:rsid="002cb68d" style:font-name-asian="Liberation Serif1" style:font-name-complex="Liberation Serif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writing-mode="lr-tb" style:editable="true">
        <style:columns fo:column-count="1" fo:column-gap="0cm"/>
        <style:background-image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solid" svg:stroke-width="0.026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cm" fo:min-width="2.37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loext:min-decimal-places="2"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string" text:name="rua"/>
        <text:variable-decl office:value-type="string" text:name="area_exec"/>
        <text:variable-decl office:value-type="string" text:name="area_exist"/>
        <text:variable-decl office:value-type="string" text:name="area_terreno"/>
        <text:variable-decl office:value-type="string" text:name="area_demolir"/>
        <text:variable-decl office:value-type="string" text:name="conselho"/>
        <text:variable-decl office:value-type="string" text:name="email"/>
        <text:variable-decl office:value-type="string" text:name="telefone"/>
        <text:variable-decl office:value-type="string" text:name="resp_tec"/>
        <text:variable-decl office:value-type="string" text:name="protoc"/>
        <text:variable-decl office:value-type="string" text:name="num"/>
        <text:variable-decl office:value-type="string" text:name="quadra"/>
        <text:variable-decl office:value-type="string" text:name="lote"/>
        <text:variable-decl office:value-type="string" text:name="bairro"/>
        <text:variable-decl office:value-type="string" text:name="sigor"/>
        <text:variable-decl office:value-type="string" text:name="proprietario"/>
        <text:variable-decl office:value-type="string" text:name="cadastro"/>
        <text:variable-decl office:value-type="string" text:name="data"/>
        <text:variable-decl office:value-type="string" text:name="corte"/>
        <text:variable-decl office:value-type="string" text:name="aterro"/>
        <text:variable-decl office:value-type="string" text:name="cls_a"/>
        <text:variable-decl office:value-type="string" text:name="cls_b"/>
        <text:variable-decl office:value-type="string" text:name="cls_c"/>
        <text:variable-decl office:value-type="string" text:name="cls_d"/>
        <text:variable-decl office:value-type="string" text:name="Finalidade"/>
        <text:variable-decl office:value-type="string" text:name="Registro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rotocolo"/>
      </text:user-field-decls>
      <text:p text:style-name="P34"/>
      <text:p text:style-name="P7"/>
      <text:p text:style-name="P13"/>
      <text:p text:style-name="P13"/>
      <text:p text:style-name="P13">ANÁLISE DE GERENCIAMENTO DE RESÍDUOS SÓLIDOS DA CONSTRUÇÃO CIVIL E DEMOLIÇÃO</text:p>
      <text:p text:style-name="P17"/>
      <text:p text:style-name="P17"/>
      <text:p text:style-name="P28"><text:span text:style-name="T1">1- Protocolo Controle: </text:span><text:span text:style-name="T1"><text:variable-set text:name="protoc" office:value-type="string">{Protocolo}</text:variable-set></text:span><text:span text:style-name="T1"><text:s/><text:tab/><text:tab/><text:tab/><text:tab/>Data da Análise: </text:span><text:span text:style-name="T1"><text:variable-set text:name="data" office:value-type="string">{modified_on}</text:variable-set></text:span></text:p>
      <text:p text:style-name="P22"><text:span text:style-name="T1">Protocolo d</text:span><text:span text:style-name="T3">o</text:span><text:span text:style-name="T1"> PGRCC </text:span><text:span text:style-name="T3">A</text:span><text:span text:style-name="T1">provado: </text:span><text:span text:style-name="T1"><text:variable-set text:name="protoc" office:value-type="string">{Protocolo}</text:variable-set></text:span><text:span text:style-name="T1"><text:s/><text:tab/><text:tab/></text:span><text:span text:style-name="T2">Finalidade da </text:span><text:span text:style-name="T1">Obra: <text:s/></text:span><text:span text:style-name="T1"><text:variable-set text:name="Finalidade" office:value-type="string">{Finalidade}</text:variable-set></text:span></text:p>
      <text:p text:style-name="P30"/>
      <text:p text:style-name="P11"><text:span text:style-name="T1">Proprietário </text:span><text:span text:style-name="T3">Gerador</text:span><text:span text:style-name="T1">: </text:span><text:span text:style-name="T1"><text:variable-set text:name="proprietario" office:value-type="string">{IdPessoa}</text:variable-set></text:span></text:p>
      <text:p text:style-name="P18"><text:span text:style-name="T1">Localização: </text:span><text:span text:style-name="T1"><text:variable-set text:name="rua" office:value-type="string">{IdEndereco}</text:variable-set></text:span><text:span text:style-name="T1">,<text:tab/></text:span><text:span text:style-name="T7"><text:tab/><text:tab/><text:tab/><text:tab/><text:tab/><text:tab/><text:tab/><text:tab/></text:span></text:p>
      <text:p text:style-name="P18"><text:span text:style-name="T8">Cad. Mun. </text:span><text:span text:style-name="T9"><text:variable-set text:name="cadastro" office:value-type="string">{CadMunicipal}</text:variable-set></text:span><text:span text:style-name="T9"><text:tab/><text:tab/></text:span><text:span text:style-name="T11">Alvará de Construção: </text:span><text:span text:style-name="T9"><text:variable-set text:name="cadastro" office:value-type="string">{Alvara}</text:variable-set></text:span><text:span text:style-name="T9"><text:tab/></text:span><text:span text:style-name="T11">Data do Alvará: </text:span><text:span text:style-name="T9"><text:variable-set text:name="cadastro" office:value-type="string">{DataAlvara}</text:variable-set></text:span></text:p>
      <text:p text:style-name="P3"/>
      <text:p text:style-name="P23"><text:span text:style-name="T1">Área do terreno: </text:span><text:span text:style-name="T1"><text:variable-set text:name="area_terreno" office:value-type="string">{AreaTerreno}</text:variable-set></text:span><text:span text:style-name="T7"><text:s/></text:span><text:span text:style-name="T1">m² <text:s text:c="5"/><text:tab/><text:tab/>Área construída existente:</text:span><text:span text:style-name="T1"><text:variable-set text:name="area_exist" office:value-type="string">{AreaConstrExist}</text:variable-set></text:span><text:span text:style-name="T1"> m²</text:span></text:p>
      <text:p text:style-name="P23"><text:span text:style-name="T1">Área </text:span><text:span text:style-name="T4">a </text:span><text:span text:style-name="T8">demolir</text:span><text:span text:style-name="T1">: <text:s/></text:span><text:span text:style-name="T1"><text:variable-set text:name="area_demolir" office:value-type="string">{AreaConstrDemolir}</text:variable-set></text:span><text:span text:style-name="T1">m²<text:tab/><text:tab/>Área construída a executar:</text:span><text:span text:style-name="T7"><text:variable-set text:name="area_exec" office:value-type="string">{AreaConstrExecutar}</text:variable-set></text:span><text:span text:style-name="T1">m²</text:span></text:p>
      <text:p text:style-name="P4"/>
      <text:p text:style-name="P5"/>
      <text:p text:style-name="P33"><text:span text:style-name="T1">Responsável Téc. : </text:span><text:span text:style-name="T1"><text:variable-set text:name="resp_tec" office:value-type="string">{resptecnico}</text:variable-set></text:span><text:span text:style-name="T1"><text:tab/><text:tab/><text:tab/><text:tab/></text:span><text:span text:style-name="T13">CREA/CAU</text:span> <text:span text:style-name="T1">nº: </text:span><text:span text:style-name="T1"><text:variable-set text:name="RegistroProf" office:value-type="string">{RegistroProf}</text:variable-set></text:span></text:p>
      <text:p text:style-name="P10">e-mail: <text:variable-set text:name="email" office:value-type="string">{Email}</text:variable-set><text:tab/><text:tab/><text:tab/><text:tab/><text:tab/><text:tab/>Tel de contato: <text:span text:style-name="T12"><text:variable-set text:name="telefone" office:value-type="string">{Celular}</text:variable-set></text:span></text:p>
      <text:p text:style-name="P24"/>
      <text:p text:style-name="P27"><text:span text:style-name="T3">M</text:span><text:span text:style-name="T1">ovimento de terra:<text:tab/>Corte (C): </text:span><text:span text:style-name="T1"><text:variable-set text:name="corte" office:value-type="string">{Corte_realizado}</text:variable-set></text:span><text:span text:style-name="T6"><text:s/></text:span><text:span text:style-name="T1">m³ <text:s text:c="3"/>Aterro (A): </text:span><text:span text:style-name="T1"><text:variable-set text:name="aterro" office:value-type="string">{Aterro_realizado}</text:variable-set></text:span><text:span text:style-name="T1"><text:s/>m³ <text:s text:c="3"/>Diferença (A-</text:span><text:span text:style-name="T5">C</text:span><text:span text:style-name="T1">): </text:span><text:span text:style-name="T10"><text:expression text:formula="ooow:aterro-corte" office:value-type="float" office:value="0" style:data-style-name="N2">0,00</text:expression></text:span><text:span text:style-name="T1"><text:s/>m³</text:span></text:p>
      <text:p text:style-name="P26"/>
      <text:p text:style-name="P25"><text:span text:style-name="T17">Previsão de Resíduos: Classe A: </text:span><text:span text:style-name="T17"><text:variable-set text:name="cls_a" office:value-type="string">{cls_a}</text:variable-set></text:span><text:span text:style-name="T17"><text:s/>m³ Classe B: </text:span><text:span text:style-name="T17"><text:variable-set text:name="cls_b" office:value-type="string">{cls_b}</text:variable-set></text:span><text:span text:style-name="T17"><text:s/>m³ Classe C: </text:span><text:span text:style-name="T17"><text:variable-set text:name="cls_c" office:value-type="string">{outros_cc}</text:variable-set></text:span><text:span text:style-name="T17"><text:s/>m³ Classe D: </text:span><text:span text:style-name="T17"><text:variable-set text:name="cls_d" office:value-type="string">{cls_d}</text:variable-set></text:span><text:span text:style-name="T17"><text:s/>m³</text:span></text:p>
      <text:p text:style-name="P32"><text:span text:style-name="T17">Resíduos Gerados: Classe A: </text:span><text:span text:style-name="T17"><text:variable-set text:name="cls_a" office:value-type="string">{r_cls_a}</text:variable-set></text:span><text:span text:style-name="T17"><text:s/>m³ Classe B: </text:span><text:span text:style-name="T17"><text:variable-set text:name="cls_b" office:value-type="string">{r_cls_b}</text:variable-set></text:span><text:span text:style-name="T17"><text:s/>m³ Classe C: </text:span><text:span text:style-name="T17"><text:variable-set text:name="cls_c" office:value-type="string">{r_cls_c}</text:variable-set></text:span><text:span text:style-name="T17"><text:s/>m³ Classe D: </text:span><text:span text:style-name="T17"><text:variable-set text:name="cls_d" office:value-type="string">{r_cls_d}</text:variable-set></text:span><text:span text:style-name="T17"><text:s/>m³<text:tab/>Solo: </text:span><text:span text:style-name="T17"><text:variable-set text:name="cls_d" office:value-type="string">{solo}</text:variable-set></text:span></text:p>
      <text:p text:style-name="P12"/>
      <text:p text:style-name="P9">2- Situação após análise técnica superior e lançamentos em sistema:</text:p>
      <text:p text:style-name="P19"><text:span text:style-name="T6">DEFERIDO (</text:span><field:fieldmark text:name="__Fieldmark__261_1716678307" field:type="vnd.oasis.opendocument.field.FORMDROPDOWN"><field:param field:name="Dropdown_ListEntry" field:value="X"/><field:param field:name="Dropdown_ListEntry" field:value="  "/><field:param field:name="Dropdown_Selected" field:value="0"/></field:fieldmark>)<text:span text:style-name="T1"><text:tab/><text:tab/><text:tab/>INDEFERIDO (</text:span><field:fieldmark text:name="__Fieldmark__265_1716678307" field:type="vnd.oasis.opendocument.field.FORMDROPDOWN"><field:param field:name="Dropdown_ListEntry" field:value="X"/><field:param field:name="Dropdown_ListEntry" field:value="  "/><field:param field:name="Dropdown_Selected" field:value="1"/></field:fieldmark>)</text:p>
      <text:p text:style-name="P6"/>
      <text:p text:style-name="P8">Observações da análise:</text:p>
      <text:p text:style-name="P20"/>
      <text:section text:style-name="Sect1" text:name="Seção1">
        <text:p text:style-name="P21"><text:variable-set text:name="area_terreno" office:value-type="string">{Despacho}</text:variable-set></text:p>
      </text:section>
      <text:section text:style-name="Sect2" text:name="Seção2">
        <text:p text:style-name="P14"/>
        <text:p text:style-name="P14"/>
        <text:p text:style-name="P14"/>
        <text:p text:style-name="P14"/>
        <text:p text:style-name="P14"/>
        <text:p text:style-name="P14"/>
        <text:p text:style-name="P16"><text:span text:style-name="T14">Engº </text:span><text:span text:style-name="T15">Alceu Guerra J</text:span><text:span text:style-name="T16">ú</text:span><text:span text:style-name="T15">nior</text:span></text:p>
        <text:p text:style-name="P15"><text:span text:style-name="T19">Assessor </text:span><text:span text:style-name="T18">Especial – </text:span><text:span text:style-name="T19">Técnico </text:span></text:p>
        <text:p text:style-name="P31">Departamento de Qualidade Ambiental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762cm" fo:margin-right="0cm" fo:margin-top="0.423cm" fo:margin-bottom="0.212cm" loext:contextual-spacing="false" fo:text-indent="-0.762cm" style:auto-text-indent="false" fo:keep-with-next="always"/>
      <style:text-properties style:font-name="Arial" fo:font-family="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font-weight-asian="bold" style:font-name-complex="Mangal" style:font-family-complex="Mangal" style:font-family-generic-complex="roman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ítulo4" style:family="paragraph" style:parent-style-name="Standard" style:next-style-name="Standard">
      <style:paragraph-properties fo:margin-top="0.423cm" fo:margin-bottom="0.106cm" loext:contextual-spacing="false"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estern" style:family="paragraph" style:parent-style-name="Standard">
      <style:paragraph-properties fo:margin-top="0.494cm" fo:margin-bottom="0.21cm" loext:contextual-spacing="false" fo:hyphenation-ladder-count="no-limit"/>
      <style:text-properties fo:color="#000000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Liberation Serif1" fo:font-family="'Liberation Serif', 'Times New Roman'" style:font-family-generic="roman" style:font-pitch="variable" fo:font-size="10pt" style:font-size-asian="10pt" style:font-name-complex="Liberation Serif1" style:font-family-complex="'Liberation Serif', 'Times New Roman'" style:font-family-generic-complex="roman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Arial" fo:font-family="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language-asian="zh" style:country-asian="CN" style:font-weight-asian="bold" style:font-name-complex="Mangal" style:font-family-complex="Mangal" style:font-family-generic-complex="roman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801cm" fo:text-indent="0.4cm"/>
        </style:list-level-properties>
      </text:list-level-style-number>
      <text:list-level-style-number text:level="2" text:style-name="WW8Num2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2.096cm"/>
    </style:style>
    <style:style style:name="MP1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</style:style>
    <style:style style:name="MP2" style:family="paragraph" style:parent-style-name="Standard">
      <style:text-properties fo:font-size="2pt" style:font-size-asian="1.75pt" style:font-size-complex="2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>
      <loext:graphic-properties draw:fill="solid" draw:fill-color="#ffffff"/>
      <style:paragraph-properties style:writing-mode="lr-tb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cm" fo:min-width="2.37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 table:style-name="Tabela1.1">
            <table:table-cell office:value-type="string">
              <text:p text:style-name="MP1"><draw:frame draw:style-name="Mfr1" draw:name="Figura3" text:anchor-type="char" svg:width="18.27cm" svg:height="3.507cm" draw:z-index="1"><draw:image xlink:href="Pictures/1000000000000436000000CE2697EF2AA4BD281B.jpg" xlink:type="simple" xlink:show="embed" xlink:actuate="onLoad" loext:mime-type="image/jpeg"/></draw:frame></text:p>
            </table:table-cell>
          </table:table-row>
        </table:table>
        <text:p text:style-name="MP2"><draw:frame draw:style-name="Mfr2" draw:name="Figura6" text:anchor-type="char" svg:y="23.569cm" svg:width="18.651cm" svg:height="3.286cm" draw:z-index="2"><draw:image xlink:href="Pictures/10000000000005BC00000102732C60BB274BF495.jpg" xlink:type="simple" xlink:show="embed" xlink:actuate="onLoad" loext:mime-type="image/jpeg"/></draw:frame></text:p>
      </style:header>
      <style:footer>
        <text:p text:style-name="MP3"><draw:custom-shape text:anchor-type="char" draw:z-index="0" draw:style-name="Mgr1" draw:text-style-name="MP4" svg:width="3.255cm" svg:height="0.331cm" svg:x="6.869cm" svg:y="0.758cm"><text:p/><draw:enhanced-geometry svg:viewBox="0 0 21600 21600" draw:type="rectangle" draw:enhanced-path="M 0 0 L 21600 0 21600 21600 0 21600 0 0 Z N"/></draw:custom-shape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</meta:initial-creator>
    <meta:creation-date>2020-08-26T09:44:00</meta:creation-date>
    <dc:date>2024-10-16T08:53:33.149000000</dc:date>
    <meta:print-date>1995-11-21T17:41:00</meta:print-date>
    <meta:editing-cycles>118</meta:editing-cycles>
    <meta:editing-duration>P1DT20H41M45S</meta:editing-duration>
    <meta:generator>LibreOffice/5.4.7.2$Windows_x86 LibreOffice_project/c838ef25c16710f8838b1faec480ebba495259d0</meta:generator>
    <dc:creator>Carlos A Locatelli</dc:creator>
    <meta:document-statistic meta:table-count="1" meta:image-count="2" meta:object-count="0" meta:page-count="1" meta:paragraph-count="20" meta:word-count="173" meta:character-count="1226" meta:non-whitespace-character-count="1043"/>
  </office:meta>
</office:document-meta>
</file>